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estments.get(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vestments.getFun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setVolatileHighYield( int volatileHighY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getVolatileHighY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getEmergingMark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setTechStocks( int techSt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get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getNumberOfF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getTbi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getB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Investments(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getIndex( String f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getTechSt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setBonds( int b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set( String fund , in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vestments.set( int index , in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vestments.setEmergingMarkets( int emergingMark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stments.setTbills( int tbil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